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text-align="justify" fo:margin-bottom="0in" fo:text-indent="0.4916in"/>
    </style:style>
    <style:style style:name="P11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2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3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4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5" style:parent-style-name="Normal" style:family="paragraph">
      <style:paragraph-properties fo:text-align="justify" fo:margin-bottom="0in" fo:text-indent="0.4916in"/>
    </style:style>
    <style:style style:name="P16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7" style:parent-style-name="Paragraphedeliste" style:family="paragraph">
      <style:paragraph-properties fo:text-align="justify" fo:margin-bottom="0in" fo:margin-left="0.7416in">
        <style:tab-stops/>
      </style:paragraph-properties>
    </style:style>
    <style:style style:name="P18" style:parent-style-name="Normal" style:family="paragraph">
      <style:paragraph-properties fo:text-align="justify" fo:margin-bottom="0in" fo:text-indent="0.4916in"/>
    </style:style>
  </office:automatic-styles>
  <office:body>
    <office:text text:use-soft-page-breaks="true">
      <text:p text:style-name="P1">Laure Issa</text:p>
      <text:p text:style-name="P2">IMAC1, TD1</text:p>
      <text:p text:style-name="P3"/>
      <text:p text:style-name="P4"/>
      <text:p text:style-name="P5">AVIS COURS WEB</text:p>
      <text:p text:style-name="P6"/>
      <text:p text:style-name="P7"/>
      <text:p text:style-name="P8"/>
      <text:p text:style-name="P9"/>
      <text:p text:style-name="P10">+ :</text:p>
      <text:p text:style-name="P11">Exercices intéressants et utiles</text:p>
      <text:p text:style-name="P12">Peu de cours mais beaucoup de notions apprises</text:p>
      <text:p text:style-name="P13">Le projet m’a aidée à mieux comprendre les TP<text:s/></text:p>
      <text:p text:style-name="P14"/>
      <text:p text:style-name="P15">- :</text:p>
      <text:p text:style-name="P16">Pas de cours théoriques</text:p>
      <text:p text:style-name="P17">Pas assez de pratique pour chaque notion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 Issa</meta:initial-creator>
    <dc:creator>Laure Issa</dc:creator>
    <meta:creation-date>2016-12-29T16:23:00Z</meta:creation-date>
    <dc:date>2017-01-05T17:08:00Z</dc:date>
    <meta:template xlink:href="Normal" xlink:type="simple"/>
    <meta:editing-cycles>6</meta:editing-cycles>
    <meta:editing-duration>PT1860S</meta:editing-duration>
    <meta:document-statistic meta:page-count="1" meta:paragraph-count="1" meta:word-count="37" meta:character-count="244" meta:row-count="1" meta:non-whitespace-character-count="208"/>
  </office:meta>
</office:document-meta>
</file>